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break-before="page"/>
      <style:text-properties fo:font-size="20pt" style:font-size-asian="20pt" style:font-size-complex="20pt"/>
    </style:style>
    <style:style style:name="P6" style:parent-style-name="ListParagraph" style:family="paragraph">
      <style:text-properties fo:font-weight="bold" style:font-weight-asian="bold" style:font-weight-complex="bold" fo:font-size="20pt" style:font-size-asian="20pt" style:font-size-complex="20pt"/>
    </style:style>
    <style:style style:name="P7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8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9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0" style:parent-style-name="Normal" style:family="paragraph">
      <style:paragraph-properties fo:margin-left="0.25in" fo:text-inden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11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margin-left="0.25in" fo:text-inden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16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7" style:parent-style-name="Normal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18" style:parent-style-name="Normal" style:family="paragraph">
      <style:paragraph-properties fo:break-before="page"/>
      <style:text-properties fo:font-size="12pt" style:font-size-asian="12pt" style:font-size-complex="12pt"/>
    </style:style>
    <style:style style:name="P19" style:parent-style-name="Normal" style:family="paragraph">
      <style:paragraph-properties fo:margin-left="0.25in" fo:text-inden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0" style:parent-style-name="Normal" style:family="paragraph">
      <style:paragraph-properties fo:margin-left="0.25in" fo:text-indent="0.25in">
        <style:tab-stops/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21" style:parent-style-name="Normal" style:family="paragraph">
      <style:paragraph-properties fo:margin-left="0.25in" fo:text-indent="0.25in">
        <style:tab-stops/>
      </style:paragraph-properties>
    </style:style>
    <style:style style:name="T2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P24" style:parent-style-name="Normal" style:family="paragraph">
      <style:paragraph-properties fo:margin-left="0.25in" fo:text-indent="0.25in">
        <style:tab-stops/>
      </style:paragraph-properties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Normal" style:family="paragraph">
      <style:paragraph-properties fo:margin-left="0.25in" fo:text-indent="0.25in">
        <style:tab-stops/>
      </style:paragraph-properties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P32" style:parent-style-name="Normal" style:family="paragraph">
      <style:paragraph-properties fo:margin-left="0.25in" fo:text-indent="0.25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family="paragraph">
      <style:paragraph-properties fo:margin-left="0.25in" fo:text-indent="0.25in">
        <style:tab-stops/>
      </style:paragraph-properties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P43" style:parent-style-name="Normal" style:family="paragraph">
      <style:paragraph-properties fo:margin-left="0.25in" fo:text-indent="0.25in">
        <style:tab-stops/>
      </style:paragraph-properties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P48" style:parent-style-name="Normal" style:family="paragraph">
      <style:paragraph-properties fo:margin-left="0.25in" fo:text-indent="0.25in">
        <style:tab-stops/>
      </style:paragraph-properties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P53" style:parent-style-name="Normal" style:family="paragraph">
      <style:paragraph-properties fo:margin-left="0.25in" fo:text-indent="0.25in">
        <style:tab-stops/>
      </style:paragraph-properties>
    </style:style>
    <style:style style:name="T5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P58" style:parent-style-name="Normal" style:family="paragraph">
      <style:paragraph-properties fo:margin-left="0.25in" fo:text-indent="0.25in">
        <style:tab-stops/>
      </style:paragraph-properties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Normal" style:family="paragraph">
      <style:paragraph-properties fo:margin-left="0.25in" fo:text-indent="0.25in">
        <style:tab-stops/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P65" style:parent-style-name="Normal" style:family="paragraph">
      <style:paragraph-properties fo:margin-left="0.25in" fo:text-indent="0.25in">
        <style:tab-stops/>
      </style:paragraph-properties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Normal" style:family="paragraph">
      <style:paragraph-properties fo:margin-left="0.25in" fo:text-indent="0.25in">
        <style:tab-stops/>
      </style:paragraph-properties>
    </style:style>
    <style:style style:name="T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P71" style:parent-style-name="Normal" style:family="paragraph">
      <style:paragraph-properties fo:margin-left="0.25in" fo:text-indent="0.25in">
        <style:tab-stops/>
      </style:paragraph-properties>
    </style:style>
    <style:style style:name="T7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P74" style:parent-style-name="Normal" style:family="paragraph">
      <style:paragraph-properties fo:margin-left="0.25in" fo:text-indent="0.25in">
        <style:tab-stops/>
      </style:paragraph-properties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2">Projeto de Computação Gráfica</text:p>
      <text:p text:style-name="P3">Meta 2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>José Veríssimo Lamas - 2017259895</text:p>
      <text:p text:style-name="P5"/>
      <text:p text:style-name="P6">Fontes de Iluminação</text:p>
      <text:p text:style-name="P7"/>
      <text:p text:style-name="P8">O projeto contém uma luz ambiente que altera em dois estados (dia e noite) que alteram a sua intensidade; contém um foco<text:s/>que é possível desligar e ligar e alterar a<text:s/>intensidade<text:s/>de cada uma das cores RBG, o foco está sempre na posição do observador apontando assim para os objetos que estão a sua frente; o projeto contém também uma luz que esta no teto podendo desliga-la e liga-la.</text:p>
      <text:p text:style-name="P9"/>
      <text:p text:style-name="P10">Texturas e Materiais</text:p>
      <text:p text:style-name="P11"/>
      <text:p text:style-name="P12">A todos os objetos do mapa foram aplicadas texturas e materiais para que cada objeto reaja de maneira diferente à luz. Existem no total dez texturas e onze materiais diferentes, as texturas podem-se encontrar na pasta ./projeto/textures/ tendo as suas versões originais na pasta ./projeto/textures/non-bitmap/ , a cada textura é associado<text:s/>características<text:s/>de materiais havendo apenas um material que não está diretamente associado a uma textura (“Tapete”).</text:p>
      <text:p text:style-name="P13">Ainda foi criado um tapete<text:s/>onde não foi aplicada nenhuma textura, apenas um material que reflete apenas a cor vermelha. Este material foi criado para verificar a diferença de ser criado como uma malha (vários<text:s/>vértices ao longo do plano) e criado normalmente, infelizmente não consegui criar este efeito da malha devido ao programa ficar lento e crashar.</text:p>
      <text:p text:style-name="P14"/>
      <text:p text:style-name="P15">Transparência</text:p>
      <text:p text:style-name="P16"/>
      <text:p text:style-name="P17">Para este tópico foram criados dois objetos: uma janela com visão para o<text:s/>exterior<text:s/>e um copo vazio pousado em cima da mesa. Nestes objetos é possível ver o que aparece a trás deles, mas também é aplicada um material e uma textura para que estes reajam ao contacto da luz.</text:p>
      <text:p text:style-name="P18"/>
      <text:p text:style-name="P19">Teclas:</text:p>
      <text:p text:style-name="P20"/>
      <text:p text:style-name="P21"><text:span text:style-name="T22">Q/q:</text:span><text:span text:style-name="T23"><text:s/>Liga/ desliga o foco;</text:span></text:p>
      <text:p text:style-name="P24"><text:span text:style-name="T25">E/e:</text:span><text:span text:style-name="T26"><text:s/>Liga/ desliga luz do teto;</text:span></text:p>
      <text:p text:style-name="P27"><text:span text:style-name="T28">v:</text:span><text:span text:style-name="T29"><text:s/>Diminui a<text:s/></text:span><text:span text:style-name="T30">intensidade</text:span><text:span text:style-name="T31"><text:s/>da luz vermelha do foco;</text:span></text:p>
      <text:p text:style-name="P32"><text:span text:style-name="T33">V:</text:span><text:span text:style-name="T34"><text:s/>Aumenta a<text:s/></text:span><text:span text:style-name="T35">intensidade</text:span><text:span text:style-name="T36"><text:s/>da luz verm</text:span><text:span text:style-name="T37">elha do foco;</text:span></text:p>
      <text:p text:style-name="P38"><text:span text:style-name="T39">b:</text:span><text:span text:style-name="T40"><text:s/>Diminui a<text:s/></text:span><text:span text:style-name="T41">intensidade</text:span><text:span text:style-name="T42"><text:s/>da luz verde do foco;</text:span></text:p>
      <text:p text:style-name="P43"><text:span text:style-name="T44">B:</text:span><text:span text:style-name="T45"><text:s/>Aumenta a<text:s/></text:span><text:span text:style-name="T46">intensidade</text:span><text:span text:style-name="T47"><text:s/>da luz verde do foco;</text:span></text:p>
      <text:p text:style-name="P48"><text:span text:style-name="T49">n:</text:span><text:span text:style-name="T50"><text:s/>Diminui a<text:s/></text:span><text:span text:style-name="T51">intensidade</text:span><text:span text:style-name="T52"><text:s/>da luz azul do foco;</text:span></text:p>
      <text:p text:style-name="P53"><text:span text:style-name="T54">N:</text:span><text:span text:style-name="T55"><text:s/>Aumenta a<text:s/></text:span><text:span text:style-name="T56">intensidade</text:span><text:span text:style-name="T57"><text:s/>da luz azul do foco;</text:span></text:p>
      <text:p text:style-name="P58"><text:span text:style-name="T59">C/c:</text:span><text:span text:style-name="T60"><text:s/>Muda a luz ambiente para dia/ noite;</text:span></text:p>
      <text:p text:style-name="P61"><text:span text:style-name="T62">W/w, A/a,<text:s/></text:span><text:span text:style-name="T63">S/s, D/d:</text:span><text:span text:style-name="T64"><text:s/>o observador anda para a frente/lados/trás;</text:span></text:p>
      <text:p text:style-name="P65"><text:span text:style-name="T66">Setas:</text:span><text:span text:style-name="T67"><text:s/>Altera o ângulo do observador;</text:span></text:p>
      <text:p text:style-name="P68"><text:span text:style-name="T69">T/t, Y/y:</text:span><text:span text:style-name="T70"><text:s/>Abre/ fecha gaveta da mesa;</text:span></text:p>
      <text:p text:style-name="P71"><text:span text:style-name="T72">G/g; H/h:<text:s/></text:span><text:span text:style-name="T73">Liga/ desliga computador;</text:span></text:p>
      <text:p text:style-name="P74"><text:span text:style-name="T75">Esc:</text:span><text:span text:style-name="T76"><text:s/>Sair do program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é Veríssimo</meta:initial-creator>
    <dc:creator>José Veríssimo</dc:creator>
    <meta:creation-date>2020-05-10T17:04:00Z</meta:creation-date>
    <dc:date>2020-05-10T19:37:00Z</dc:date>
    <meta:template xlink:href="Normal" xlink:type="simple"/>
    <meta:editing-cycles>2</meta:editing-cycles>
    <meta:editing-duration>PT7560S</meta:editing-duration>
    <meta:document-statistic meta:page-count="3" meta:paragraph-count="4" meta:word-count="330" meta:character-count="2212" meta:row-count="15" meta:non-whitespace-character-count="1886"/>
  </office:meta>
</office:document-meta>
</file>